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a27e"/>
    </style:style>
    <style:style style:name="P2" style:family="paragraph" style:parent-style-name="Standard">
      <style:text-properties fo:language="sv" fo:country="SE" officeooo:rsid="000d2cba" officeooo:paragraph-rsid="000d2cba"/>
    </style:style>
    <style:style style:name="P3" style:family="paragraph" style:parent-style-name="Standard">
      <style:text-properties fo:language="sv" fo:country="SE" officeooo:paragraph-rsid="000d2cba"/>
    </style:style>
    <style:style style:name="P4" style:family="paragraph" style:parent-style-name="Standard">
      <style:text-properties fo:language="sv" fo:country="SE" officeooo:rsid="000c7414" officeooo:paragraph-rsid="000d2cba"/>
    </style:style>
    <style:style style:name="P5" style:family="paragraph" style:parent-style-name="Standard">
      <style:text-properties fo:language="sv" fo:country="SE" officeooo:rsid="000c7414" officeooo:paragraph-rsid="000ea27e"/>
    </style:style>
    <style:style style:name="P6" style:family="paragraph" style:parent-style-name="Standard">
      <style:text-properties fo:language="sv" fo:country="SE" officeooo:rsid="000c7414" officeooo:paragraph-rsid="0010db62"/>
    </style:style>
    <style:style style:name="P7" style:family="paragraph" style:parent-style-name="Standard">
      <style:text-properties fo:language="sv" fo:country="SE" officeooo:paragraph-rsid="000ea27e"/>
    </style:style>
    <style:style style:name="P8" style:family="paragraph" style:parent-style-name="Standard">
      <style:text-properties fo:language="sv" fo:country="SE" officeooo:paragraph-rsid="000c7414"/>
    </style:style>
    <style:style style:name="P9" style:family="paragraph" style:parent-style-name="Standard">
      <style:text-properties fo:language="sv" fo:country="SE" officeooo:paragraph-rsid="000d7fb2"/>
    </style:style>
    <style:style style:name="P10" style:family="paragraph" style:parent-style-name="Standard">
      <style:text-properties fo:language="sv" fo:country="SE" officeooo:rsid="000d7fb2" officeooo:paragraph-rsid="000d7fb2"/>
    </style:style>
    <style:style style:name="P11" style:family="paragraph" style:parent-style-name="Standard">
      <style:text-properties fo:language="sv" fo:country="SE" officeooo:rsid="000ea27e" officeooo:paragraph-rsid="000ea27e"/>
    </style:style>
    <style:style style:name="P12" style:family="paragraph" style:parent-style-name="Standard">
      <style:text-properties fo:language="sv" fo:country="SE" officeooo:paragraph-rsid="000f8dc2"/>
    </style:style>
    <style:style style:name="P13" style:family="paragraph" style:parent-style-name="Standard">
      <style:text-properties fo:language="sv" fo:country="SE" officeooo:rsid="000f8dc2" officeooo:paragraph-rsid="000f8dc2"/>
    </style:style>
    <style:style style:name="P14" style:family="paragraph" style:parent-style-name="Standard">
      <style:text-properties fo:language="sv" fo:country="SE" officeooo:paragraph-rsid="0010db62"/>
    </style:style>
    <style:style style:name="P15" style:family="paragraph" style:parent-style-name="Standard">
      <style:text-properties fo:language="sv" fo:country="SE" officeooo:rsid="0010db62" officeooo:paragraph-rsid="0010db62"/>
    </style:style>
    <style:style style:name="P16" style:family="paragraph" style:parent-style-name="Standard">
      <style:text-properties fo:language="sv" fo:country="SE" officeooo:paragraph-rsid="00121b40"/>
    </style:style>
    <style:style style:name="P17" style:family="paragraph" style:parent-style-name="Standard">
      <style:text-properties fo:language="sv" fo:country="SE" officeooo:rsid="00121b40" officeooo:paragraph-rsid="00121b40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c7414"/>
    </style:style>
    <style:style style:name="T2" style:family="text">
      <style:text-properties fo:font-weight="bold" officeooo:rsid="000c7414" style:font-weight-asian="bold" style:font-weight-complex="bold"/>
    </style:style>
    <style:style style:name="T3" style:family="text">
      <style:text-properties fo:font-weight="bold" officeooo:rsid="000d2cba" style:font-weight-asian="bold" style:font-weight-complex="bold"/>
    </style:style>
    <style:style style:name="T4" style:family="text">
      <style:text-properties fo:font-weight="bold" officeooo:rsid="000d7fb2" style:font-weight-asian="bold" style:font-weight-complex="bold"/>
    </style:style>
    <style:style style:name="T5" style:family="text">
      <style:text-properties fo:font-weight="bold" officeooo:rsid="000ea27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2cba" style:font-weight-asian="normal" style:font-weight-complex="normal"/>
    </style:style>
    <style:style style:name="T8" style:family="text">
      <style:text-properties fo:font-weight="normal" officeooo:rsid="000d7fb2" style:font-weight-asian="normal" style:font-weight-complex="normal"/>
    </style:style>
    <style:style style:name="T9" style:family="text">
      <style:text-properties fo:font-weight="normal" officeooo:rsid="000ea27e" style:font-weight-asian="normal" style:font-weight-complex="normal"/>
    </style:style>
    <style:style style:name="T10" style:family="text">
      <style:text-properties fo:font-weight="normal" officeooo:rsid="00152d73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cffe1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ea27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d7fb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f8dc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0db6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21b4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6838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16838b" style:font-style-asian="normal" style:font-weight-asian="bold" style:font-style-complex="normal" style:font-weight-complex="bold"/>
    </style:style>
    <style:style style:name="T21" style:family="text">
      <style:text-properties officeooo:rsid="000d2cba"/>
    </style:style>
    <style:style style:name="T22" style:family="text">
      <style:text-properties officeooo:rsid="000d7fb2"/>
    </style:style>
    <style:style style:name="T23" style:family="text">
      <style:text-properties officeooo:rsid="000ea27e"/>
    </style:style>
    <style:style style:name="T24" style:family="text">
      <style:text-properties officeooo:rsid="0010db62"/>
    </style:style>
    <style:style style:name="T25" style:family="text">
      <style:text-properties officeooo:rsid="00121b40"/>
    </style:style>
    <style:style style:name="T26" style:family="text">
      <style:text-properties officeooo:rsid="0016647b"/>
    </style:style>
    <style:style style:name="T27" style:family="text">
      <style:text-properties fo:language="sv" fo:country="SE" fo:font-style="normal" fo:font-weight="normal" officeooo:rsid="000ea27e" style:font-style-asian="normal" style:font-weight-asian="normal" style:font-style-complex="normal" style:font-weight-complex="normal"/>
    </style:style>
    <style:style style:name="T28" style:family="text">
      <style:text-properties fo:language="sv" fo:country="SE" fo:font-style="normal" fo:font-weight="normal" officeooo:rsid="0016647b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ör att göra denna labben behövs:</text:p>
      <text:p text:style-name="P3"><text:span text:style-name="T21">1. Ett Azure-konto i vår testmiljö</text:span></text:p>
      <text:p text:style-name="P2">2. AZ CLI:et - https://docs.microsoft.com/en-us/cli/azure/install-azure-cli</text:p>
      <text:p text:style-name="P2">3. Terraform - https://www.terraform.io/downloads</text:p>
      <text:p text:style-name="P4"/>
      <text:p text:style-name="P4">------------- <text:span text:style-name="T23">Del 1 - </text:span><text:span text:style-name="T24">Uppsättning</text:span></text:p>
      <text:p text:style-name="P4"><text:span text:style-name="T21">1, </text:span>Ladda ner repot från [länk här]</text:p>
      <text:p text:style-name="P3"><text:span text:style-name="T1">2. </text:span><text:span text:style-name="T21">Gå till </text:span><text:span text:style-name="T22">root-foldern</text:span></text:p>
      <text:p text:style-name="P7"><text:span text:style-name="T21">3. </text:span><text:span text:style-name="T1">Öppna din favvo-terminal</text:span></text:p>
      <text:p text:style-name="P7"><text:span text:style-name="T23">4. logga in via kommandot:</text:span></text:p>
      <text:p text:style-name="P7"><text:span text:style-name="T1"><text:tab/></text:span><text:span text:style-name="T5">$ az login</text:span><text:span text:style-name="T2"> </text:span></text:p>
      <text:p text:style-name="P8"><text:span text:style-name="T23">5</text:span><text:span text:style-name="T1">. </text:span><text:span text:style-name="T21">Kolla igenom </text:span><text:span text:style-name="T3">main.tf-</text:span><text:span text:style-name="T7">filen, det är den </text:span><text:span text:style-name="T8">filen som ligger till grund för </text:span><text:span text:style-name="T10">allt</text:span></text:p>
      <text:p text:style-name="P9"><text:span text:style-name="T9">6</text:span><text:span text:style-name="T7">. </text:span><text:span text:style-name="T8">Kolla igenom </text:span><text:span text:style-name="T4">variables.tf, </text:span><text:span text:style-name="T10">gissa vad den används till!? </text:span></text:p>
      <text:p text:style-name="P9"><text:span text:style-name="T9">7</text:span><text:span text:style-name="T8">. Kör kommandot:</text:span></text:p>
      <text:p text:style-name="P10"><text:span text:style-name="T6"><text:tab/>$ </text:span><text:span text:style-name="T11">Terraform</text:span><text:span text:style-name="T11"><office:annotation><dc:creator>Unknown Author</dc:creator><dc:date>2022-03-16T11:10:12.538593489</dc:date><text:p text:style-name="P18"><text:span text:style-name="T29">Ge kort förklaring om vad TF init gör och TF PLAN</text:span></text:p></office:annotation></text:span><text:span text:style-name="T11"> init</text:span></text:p>
      <text:p text:style-name="P9"><text:span text:style-name="T14">8</text:span><text:span text:style-name="T15">. Kör kommandot:</text:span></text:p>
      <text:p text:style-name="P10"><text:span text:style-name="T12"><text:tab/>$ Terraform plan</text:span></text:p>
      <text:p text:style-name="P7"><text:span text:style-name="T14">9</text:span><text:span text:style-name="T15">. </text:span><text:span text:style-name="T14">Gå igenom outputen, v</text:span><text:span text:style-name="T15">ad </text:span><text:span text:style-name="T14">är det som syns? Vad innebär det här?</text:span></text:p>
      <text:p text:style-name="P7"><text:span text:style-name="T14">10. Kör kommandot</text:span></text:p>
      <text:p text:style-name="P11"><text:span text:style-name="T12"><text:tab/>$ Terraform apply</text:span></text:p>
      <text:p text:style-name="P1"><text:span text:style-name="T27">11. Kolla </text:span><text:span text:style-name="T28">i</text:span><text:span text:style-name="T27"> portalen om allt ser bra ut! Kom det några problem så fixa dessa!</text:span></text:p>
      <text:p text:style-name="P11"><text:span text:style-name="T14">1</text:span><text:span text:style-name="T12">2. pröva att ansluta till VM:en med den publika IP:n, testa på port 3000 </text:span><text:span text:style-name="T16">(notera att det kan ta någon “azure-minut”), </text:span><text:span text:style-name="T19">username och password är </text:span><text:span text:style-name="T20">admin, admin</text:span></text:p>
      <text:p text:style-name="P7"><text:span text:style-name="T14"/></text:p>
      <text:p text:style-name="P5"><text:span text:style-name="T14"/></text:p>
      <text:p text:style-name="P5"><text:span text:style-name="T14">------------- Del 2 - </text:span><text:span text:style-name="T17">Förändring</text:span></text:p>
      <text:p text:style-name="P7"><text:span text:style-name="T14">1</text:span><text:span text:style-name="T16">3</text:span><text:span text:style-name="T14">. Kolla state-filen, vad ser du där?</text:span></text:p>
      <text:p text:style-name="P12"><text:span text:style-name="T14">1</text:span><text:span text:style-name="T16">4</text:span><text:span text:style-name="T14">. Pröva ändra Region i terraform-koden</text:span></text:p>
      <text:p text:style-name="P12"><text:span text:style-name="T16">15. Kör kommandot<text:line-break/><text:tab/>$ Terraform plan </text:span><text:span text:style-name="T14"><text:s/></text:span></text:p>
      <text:p text:style-name="P13"><text:span text:style-name="T14">1</text:span><text:span text:style-name="T12">6. </text:span><text:span text:style-name="T14">Gå igenom outputen </text:span><text:span text:style-name="T12">igen</text:span><text:span text:style-name="T14">, v</text:span><text:span text:style-name="T15">ad </text:span><text:span text:style-name="T14">är det som syns? Vad innebär det här?</text:span></text:p>
      <text:p text:style-name="P13">17. <text:span text:style-name="T24">Kör kommandot</text:span></text:p>
      <text:p text:style-name="P13"><text:tab/><text:span text:style-name="T24">$ Terraform apply</text:span></text:p>
      <text:p text:style-name="P14"><text:span text:style-name="T24">18. Vänta någon “azure-minut”, kolla i portalen att allt ser bra ut, testa att ansluta till IP:n igen</text:span></text:p>
      <text:p text:style-name="P6"><text:span text:style-name="T14"/></text:p>
      <text:p text:style-name="P6"><text:span text:style-name="T14"/></text:p>
      <text:p text:style-name="P14"><text:span text:style-name="T14">------------- Del </text:span><text:span text:style-name="T17">3 – Självstudier &amp; avslut</text:span></text:p>
      <text:p text:style-name="P14"><text:span text:style-name="T17">19. Testa att ändr</text:span><text:span text:style-name="T18">a VM:ens storlek! Ta bort den publika IP:n! Vart skulle dessa ändringar göras?</text:span></text:p>
      <text:p text:style-name="P15">20. <text:span text:style-name="T25">Fundera på om någon av delarna gå att modulariseras? Vilka? Varför?</text:span></text:p>
      <text:p text:style-name="P16"><text:span text:style-name="T25">21. När ni känner er klara är det bara att </text:span><text:span text:style-name="T24">avsluta labben, kör kommandot</text:span></text:p>
      <text:p text:style-name="P14"><text:tab/><text:span text:style-name="T24">$ Terraform Des</text:span><text:span text:style-name="T25">tro</text:span><text:span text:style-name="T24">y</text:span></text:p>
      <text:p text:style-name="P17">22. Dubbelkolla också att inga rester ligger kvar :) </text:p>
      <text:p text:style-name="P14"/>
      <text:p text:style-name="P14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7:48:23.515732762</meta:creation-date>
    <dc:date>2022-03-16T11:52:54.379634582</dc:date>
    <meta:editing-duration>PT40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268" meta:character-count="1591" meta:non-whitespace-character-count="1345"/>
  </office:meta>
</office:document-meta>
</file>